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all right?</text:p>
          </table:table-cell>
          <table:table-cell table:number-columns-repeated="1020"/>
        </table:table-row>
        <table:table-row>
          <table:table-cell table:style-name="ce0" office:value-type="string">
            <text:p>な、なんと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somehow...</text:p>
          </table:table-cell>
          <table:table-cell table:number-columns-repeated="1020"/>
        </table:table-row>
        <table:table-row>
          <table:table-cell table:style-name="ce0" office:value-type="string">
            <text:p>下が柔らかい砂で助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good thing we landed on soft sand.</text:p>
          </table:table-cell>
          <table:table-cell table:number-columns-repeated="1020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coulda been a lot worse if we'd landed on
the boulders around here...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chance of scaling this cliff.</text:p>
          </table:table-cell>
          <table:table-cell table:number-columns-repeated="1020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style-name="ce0"/>
          <table:table-cell table:style-name="ce0"/>
          <table:table-cell table:style-name="ce0" office:value-type="string">
            <text:p>We'll need to search the area and hope to find
a path back up.</text:p>
          </table:table-cell>
          <table:table-cell table:number-columns-repeated="1020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're lucky, we might even bump in to the
Spirit Queen!</text:p>
          </table:table-cell>
          <table:table-cell table:number-columns-repeated="1020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ways looking on the bright side, aren't you...</text:p>
          </table:table-cell>
          <table:table-cell table:number-columns-repeated="1020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ecame unable to use 【Go-Bak↓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